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25">25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1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2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  <text:list-item>
                <text:p text:style-name="P12"><text:span text:style-name="T6">Pääavainten luonti create table lauseen yhteydessä.</text:span></text:p>
              </text:list-item>
              <text:list-item>
                <text:p text:style-name="P12"><text:span text:style-name="T6">Ulkoisten viite-eheysavainten (foreign key) luonti create table lauseen yhteydessä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0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tä on otettava huomioon luotaessa tietokantaa?</text:span></text:p>
              </text:list-item>
              <text:list-item>
                <text:p text:style-name="P12"><text:span text:style-name="T6">Millainen eheysmalli (recovery model) kannattaa valita kehitteillä olevaan tietokantaan?</text:span></text:p>
              </text:list-item>
              <text:list-item>
                <text:p text:style-name="P12"><text:span text:style-name="T6">Entä millainen eheysmalli kannattaa valita tuotannolliseen tietokantaan?</text:span></text:p>
              </text:list-item>
              <text:list-item>
                <text:p text:style-name="P12"><text:span text:style-name="T6">Miten tietokantaa voi konfiguroida Microsoft SQL Server:issä?</text:span></text:p>
              </text:list-item>
              <text:list-item>
                <text:p text:style-name="P12"><text:span text:style-name="T6">Mikä kollaatio kannattaa valita? Miten kansainvälinen toiminta yrityksessä vaikuttaa tähän?</text:span></text:p>
              </text:list-item>
              <text:list-item>
                <text:p text:style-name="P12"><text:span text:style-name="T6">Mikä on T-SQL kielinen komento tietokannan luontiin? Millainen tietokannan konfigurointi kannattaa olla tuotannollisessa tietokannassa?</text:span></text:p>
              </text:list-item>
              <text:list-item>
                <text:p text:style-name="P12"><text:span text:style-name="T6">Jos tietokanta olisi tuotannollinen tietokanta, mihin tietokanta tiedosto kannatta sijoittaa? Entä ulkoiset indeksit? Entä transaktioloki? 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3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kä on tietokantojen taulujen luontiin tarkoitettu komento?</text:span></text:p>
              </text:list-item>
              <text:list-item>
                <text:p text:style-name="P12"><text:span text:style-name="T6">Miten tietokanta taulujen välisiä suhteita voi määritellä tietokanta taulun luonnin yhteydessä?</text:span></text:p>
              </text:list-item>
              <text:list-item>
                <text:p text:style-name="P12"><text:span text:style-name="T6">Miten määritellään taulun pääavaimet?</text:span></text:p>
              </text:list-item>
              <text:list-item>
                <text:p text:style-name="P12"><text:span text:style-name="T6">Create table komento</text:span></text:p>
              </text:list-item>
              <text:list-item>
                <text:p text:style-name="P12"><text:span text:style-name="T6">Primary key</text:span></text:p>
              </text:list-item>
              <text:list-item>
                <text:p text:style-name="P12"><text:span text:style-name="T6">Foreign key references</text:span></text:p>
              </text:list-item>
            </text:list>
          </draw:text-box>
        </draw:frame>
        <draw:frame draw:name="Title 7_0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ulkoiset indeksit ovat tärkeitä?</text:span></text:p>
              </text:list-item>
              <text:list-item>
                <text:p text:style-name="P12"><text:span text:style-name="T6">Mitä kannattaa indeksoida?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>Miten kannattaa ulkoisia indeksejä käyttää? Onko esimerkiksi kuuden tai peräti enemmän kentän sisältävän ulkoisen indeksin luominen järkevää?</text:span></text:p>
              </text:list-item>
              <text:list-item>
                <text:p text:style-name="P12"><text:span text:style-name="T6">Vaikuttaako käyttäjien käyttömäärä siihen mitä kannattaa indeksoida ulkoisilla indekseillä?</text:span></text:p>
              </text:list-item>
              <text:list-item>
                <text:p text:style-name="P12"><text:span text:style-name="T6">Miten indeksoitavan taulun sisältämän datan määrä vaikuttaa siihen, mitä kannattaa indeksoida?</text:span></text:p>
              </text:list-item>
              <text:list-item>
                <text:p text:style-name="P12"><text:span text:style-name="T6">Kannattaako indeksoida tauluja, joissa on hyvin vähän datarivejä?</text:span></text:p>
              </text:list-item>
              <text:list-item>
                <text:p text:style-name="P12"><text:span text:style-name="T6">Mitä tässä saavutetteisiin? Mitä hyötyä tästä kaikesta indeksoinnista on?</text:span></text:p>
              </text:list-item>
              <text:list-item>
                <text:p text:style-name="P12"><text:span text:style-name="T6">Miten saadaan selville tietokantapalvelimen hallintatyökalulla, mitä kannattaa indeksoida?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25">25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3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25">25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25">25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25">25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25">25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25">25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25">25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3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meta:editing-cycles>208</meta:editing-cycles>
    <meta:print-date>2020-09-28T07:56:54</meta:print-date>
    <meta:creation-date>2020-11-11T09:16:24</meta:creation-date>
    <dc:date>2024-03-25T11:13:44.462000000</dc:date>
    <meta:editing-duration>PT12H33M50S</meta:editing-duration>
    <meta:generator>LibreOffice/6.4.7.2$Windows_X86_64 LibreOffice_project/639b8ac485750d5696d7590a72ef1b496725cfb5</meta:generator>
    <dc:creator>Sauli Isonikkilä </dc:cre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